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 style:list-style-name="L2"/>
    <style:style style:name="P4" style:family="paragraph" style:parent-style-name="Heading_20_3" style:list-style-name="L3"/>
    <style:style style:name="P5" style:family="paragraph" style:parent-style-name="Heading_20_3" style:list-style-name="L4"/>
    <style:style style:name="P6" style:family="paragraph" style:parent-style-name="Heading_20_3" style:list-style-name="L5"/>
    <style:style style:name="P7" style:family="paragraph" style:parent-style-name="List_20_Contents">
      <style:paragraph-properties fo:margin-left="0.3937in" fo:margin-right="0in" fo:text-indent="0in" style:auto-text-indent="false"/>
    </style:style>
    <style:style style:name="P8" style:family="paragraph" style:parent-style-name="List_20_Contents">
      <style:paragraph-properties fo:margin-left="0.3937in" fo:margin-right="0in" fo:margin-top="0in" fo:margin-bottom="0.1965in" style:contextual-spacing="false" fo:text-indent="0in" style:auto-text-indent="false"/>
    </style:style>
    <style:style style:name="P9" style:family="paragraph" style:parent-style-name="List_20_Heading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965in" style:contextual-spacing="false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 style:list-style-name="L1">
      <style:paragraph-properties fo:margin-left="0in" fo:margin-right="0in" fo:text-indent="0in" style:auto-text-indent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left="0in" fo:margin-right="0in" fo:text-indent="0in" style:auto-text-indent="false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left="0in" fo:margin-right="0in" fo:text-indent="0in" style:auto-text-indent="false"/>
    </style:style>
    <style:style style:name="P19" style:family="paragraph" style:parent-style-name="Text_20_body" style:list-style-name="L4"/>
    <style:style style:name="P20" style:family="paragraph" style:parent-style-name="Text_20_body" style:list-style-name="L4">
      <style:paragraph-properties fo:margin-left="0in" fo:margin-right="0in" fo:text-indent="0in" style:auto-text-indent="false"/>
    </style:style>
    <style:style style:name="P21" style:family="paragraph" style:parent-style-name="Text_20_body" style:list-style-name="L5"/>
    <style:style style:name="P22" style:family="paragraph" style:parent-style-name="Text_20_body" style:list-style-name="L5">
      <style:paragraph-properties fo:margin-left="0in" fo:margin-right="0in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main-photo"/><draw:a xlink:type="simple" xlink:href="https://www.findagrave.com/memorial/53698116/william_embry_walton#"><draw:frame draw:style-name="fr1" draw:name="Image1" text:anchor-type="as-char" svg:width="0.8083in" svg:height="0.4146in" draw:z-index="14"><draw:image xlink:href="https://images.findagrave.com/photos/2024/103/53698116_76a2c251-5a29-42bc-9fa3-e13bfd51f1e8.jpeg?size=photos250" xlink:type="simple" xlink:show="embed" xlink:actuate="onLoad"/><svg:title>William Embry Walton Sr.</svg:title></draw:frame></draw:a><text:bookmark text:name="profileImage"/><text:a xlink:type="simple" xlink:href="https://www.findagrave.com/memorial/53698116/william_embry_walton#" text:style-name="Internet_20_link" text:visited-style-name="Visited_20_Internet_20_Link"><text:s/></text:a>https://www.findagrave.com/memorial/53698116/william_embry_walton</text:p>
      <text:p text:style-name="Text_20_body">Photo added by <text:a xlink:type="simple" xlink:href="https://www.findagrave.com/user/profile/49661929" text:style-name="Internet_20_link" text:visited-style-name="Visited_20_Internet_20_Link">Paul Walton</text:a></text:p>
      <text:section text:style-name="Sect1" text:name="photo-sidebar">
        <text:p text:style-name="P11"/>
      </text:section>
      <text:section text:style-name="Sect1" text:name="Section1">
        <text:p text:style-name="P12"><text:bookmark text:name="photo-sidebar"/><draw:a xlink:type="simple" xlink:href="https://www.findagrave.com/memorial/53698116/william_embry_walton#"><draw:frame draw:style-name="fr1" draw:name="Image2" text:anchor-type="as-char" svg:width="0.8083in" svg:height="0.4146in" draw:z-index="0"><draw:image xlink:href="https://images.findagrave.com/photos/2024/104/53698116_98162eb7-0d3f-4254-83d5-5c0bf6c69de9.jpeg?size=photos250" xlink:type="simple" xlink:show="embed" xlink:actuate="onLoad"/></draw:frame></draw:a><text:a xlink:type="simple" xlink:href="https://www.findagrave.com/memorial/53698116/william_embry_walton#" text:style-name="Internet_20_link" text:visited-style-name="Visited_20_Internet_20_Link"><text:s/></text:a>Added by <text:a xlink:type="simple" xlink:href="https://www.findagrave.com/user/profile/49661929" text:style-name="Internet_20_link" text:visited-style-name="Visited_20_Internet_20_Link">Paul Walton</text:a> <draw:a xlink:type="simple" xlink:href="https://www.findagrave.com/memorial/53698116/william_embry_walton#"><draw:frame draw:style-name="fr1" draw:name="Image3" text:anchor-type="as-char" svg:width="0.8083in" svg:height="0.4146in" draw:z-index="1"><draw:image xlink:href="https://images.findagrave.com/photos/2010/164/53698116_127656409787.jpg?size=photos250" xlink:type="simple" xlink:show="embed" xlink:actuate="onLoad"/></draw:frame></draw:a><text:a xlink:type="simple" xlink:href="https://www.findagrave.com/memorial/53698116/william_embry_walton#" text:style-name="Internet_20_link" text:visited-style-name="Visited_20_Internet_20_Link"><text:s/></text:a>Added by <text:a xlink:type="simple" xlink:href="https://www.findagrave.com/user/profile/47302075" text:style-name="Internet_20_link" text:visited-style-name="Visited_20_Internet_20_Link">Moiri Biggers Brown</text:a> </text:p>
        <text:p text:style-name="P12"/>
      </text:section>
      <text:h text:style-name="P1" text:outline-level="1"><text:bookmark text:name="bio-name"/>William Embry Walton Sr. </text:h>
      <text:p text:style-name="P9"><text:bookmark text:name="birthLabel"/>Birth </text:p>
      <text:p text:style-name="List_20_Contents">28 Oct 1902 </text:p>
      <text:p text:style-name="P9"><text:bookmark text:name="deathLabel"/>Death </text:p>
      <text:p text:style-name="P7"><text:bookmark text:name="deathDateLabel"/>13 Oct 1989 (aged 86) </text:p>
      <text:p text:style-name="P9"><text:bookmark text:name="cemeteryLabel"/>Burial </text:p>
      <text:p text:style-name="P7"><text:a xlink:type="simple" xlink:href="https://www.findagrave.com/cemetery/4767/laurel-land-memorial-park" text:style-name="Internet_20_link" text:visited-style-name="Visited_20_Internet_20_Link"><text:bookmark text:name="cemeteryNameLabel"/>Laurel Land Memorial Park</text:a> </text:p>
      <text:p text:style-name="P8"><text:bookmark text:name="cemeteryCityName"/>Fort Worth, <text:bookmark text:name="cemeteryCountyName"/>Tarrant County, <text:bookmark text:name="cemeteryStateName"/>Texas, <text:bookmark text:name="cemeteryCountryName"/>USA <text:bookmark text:name="gpsLocation"/></text:p>
      <text:p text:style-name="P9"><text:bookmark text:name="plotLabel"/>Plot </text:p>
      <text:p text:style-name="P7"><text:bookmark text:name="plotValueLabel"/>Good Shepherd Garden, Row 10 </text:p>
      <text:p text:style-name="P9"><text:bookmark text:name="memNumber"/>Memorial ID </text:p>
      <text:p text:style-name="P8"><text:bookmark text:name="lb-mid-53698116"/>53698116 · <text:a xlink:type="simple" xlink:href="https://www.findagrave.com/memorial/53698116/william_embry_walton#source" text:style-name="Internet_20_link" text:visited-style-name="Visited_20_Internet_20_Link">View Source</text:a> </text:p>
      <text:section text:style-name="Sect1" text:name="zn">
        <text:list text:style-name="L1">
          <text:list-item>
            <text:p text:style-name="P13"><text:a xlink:type="simple" xlink:href="https://www.findagrave.com/memorial/53698116/william_embry-walton" text:style-name="Internet_20_link" text:visited-style-name="Visited_20_Internet_20_Link"><text:bookmark text:name="memorial-all-memorial"/>Memorial</text:a> </text:p>
          </text:list-item>
          <text:list-item>
            <text:p text:style-name="P13"><text:a xlink:type="simple" xlink:href="https://www.findagrave.com/memorial/53698116/william_embry-walton/photo" text:style-name="Internet_20_link" text:visited-style-name="Visited_20_Internet_20_Link"><text:bookmark text:name="memorial-all-photos"/>Photos 3</text:a> </text:p>
          </text:list-item>
          <text:list-item>
            <text:p text:style-name="P14"><text:a xlink:type="simple" xlink:href="https://www.findagrave.com/memorial/53698116/william_embry-walton/flower" text:style-name="Internet_20_link" text:visited-style-name="Visited_20_Internet_20_Link"><text:bookmark text:name="memorial-all-flowers"/>Flowers 3</text:a> </text:p>
          </text:list-item>
        </text:list>
      </text:section>
      <text:section text:style-name="Sect1" text:name="TabOverview">
        <text:p text:style-name="P11"/>
        <text:section text:style-name="Sect1" text:name="sponsor-banner-alert">
          <text:p text:style-name="P11"><text:a xlink:type="simple" xlink:href="https://www.findagrave.com/memorial/53698116/william_embry_walton#prompt-signup" text:style-name="Internet_20_link" text:visited-style-name="Visited_20_Internet_20_Link">Sponsor this memorial with an exclusive premium layout <text:span text:style-name="Strong_20_Emphasis">and no ads</text:span>. Sponsor this page</text:a> </text:p>
        </text:section>
      </text:section>
      <text:p text:style-name="Horizontal_20_Line"/>
      <text:h text:style-name="P2" text:outline-level="2"><text:bookmark text:name="familyLabel"/>Family Members</text:h>
      <text:section text:style-name="Sect1" text:name="family-grid">
        <text:p text:style-name="P11"><text:bookmark text:name="parentsLabel"/><text:span text:style-name="T1">Parents</text:span> </text:p>
        <text:list text:style-name="L2">
          <text:list-item>
            <text:p text:style-name="P15"><draw:a xlink:type="simple" xlink:href="https://www.findagrave.com/memorial/57699281/william_twyman_walton"><draw:frame draw:style-name="fr1" draw:name="Image4" text:anchor-type="as-char" svg:width="0.6457in" svg:height="0.6457in" draw:z-index="2"><draw:image xlink:href="https://images.findagrave.com/photos/2024/104/57699281_fb093e49-f9ea-4303-8921-a262b81c818b.jpeg?size=photoThumbnails" xlink:type="simple" xlink:show="embed" xlink:actuate="onLoad"/></draw:frame></draw:a><text:a xlink:type="simple" xlink:href="https://www.findagrave.com/memorial/57699281/william_twyman_walton" text:style-name="Internet_20_link" text:visited-style-name="Visited_20_Internet_20_Link"><text:s/></text:a></text:p>
            <text:list>
              <text:list-item>
                <text:list>
                  <text:list-header>
                    <text:h text:style-name="P3" text:outline-level="3"><text:a xlink:type="simple" xlink:href="https://www.findagrave.com/memorial/57699281/william_twyman_walton" text:style-name="Internet_20_link" text:visited-style-name="Visited_20_Internet_20_Link">William Twyman Walton </text:a></text:h>
                  </text:list-header>
                </text:list>
              </text:list-item>
            </text:list>
            <text:p text:style-name="P16"><text:a xlink:type="simple" xlink:href="https://www.findagrave.com/memorial/57699281/william_twyman_walton" text:style-name="Internet_20_link" text:visited-style-name="Visited_20_Internet_20_Link"><text:bookmark text:name="familyBirthLabel"/>1878–<text:bookmark text:name="familyDeathLabel"/>1957 </text:a></text:p>
          </text:list-item>
          <text:list-item>
            <text:p text:style-name="P15"><text:soft-page-break/><draw:a xlink:type="simple" xlink:href="https://www.findagrave.com/memorial/57698969/ethel_irene_walton"><draw:frame draw:style-name="fr1" draw:name="Image5" text:anchor-type="as-char" svg:width="0.6457in" svg:height="0.6457in" draw:z-index="3"><draw:image xlink:href="https://images.findagrave.com/photos/2024/103/57698969_4896f009-dd4e-4ab3-8a1a-99eb8914bf76.jpeg?size=photoThumbnails" xlink:type="simple" xlink:show="embed" xlink:actuate="onLoad"/></draw:frame></draw:a><text:a xlink:type="simple" xlink:href="https://www.findagrave.com/memorial/57698969/ethel_irene_walton" text:style-name="Internet_20_link" text:visited-style-name="Visited_20_Internet_20_Link"><text:s/></text:a></text:p>
            <text:list>
              <text:list-item>
                <text:list>
                  <text:list-header>
                    <text:h text:style-name="P3" text:outline-level="3"><text:a xlink:type="simple" xlink:href="https://www.findagrave.com/memorial/57698969/ethel_irene_walton" text:style-name="Internet_20_link" text:visited-style-name="Visited_20_Internet_20_Link">Ethel Irene <text:span text:style-name="T2">Embrey</text:span> Walton </text:a></text:h>
                  </text:list-header>
                </text:list>
              </text:list-item>
            </text:list>
            <text:p text:style-name="P16"><text:a xlink:type="simple" xlink:href="https://www.findagrave.com/memorial/57698969/ethel_irene_walton" text:style-name="Internet_20_link" text:visited-style-name="Visited_20_Internet_20_Link"><text:bookmark text:name="familyBirthLabel Copy 1"/>1879–<text:bookmark text:name="familyDeathLabel Copy 1"/>1969 </text:a></text:p>
          </text:list-item>
        </text:list>
        <text:p text:style-name="P11"><text:bookmark text:name="spouseLabel"/><text:span text:style-name="T1">Spouses</text:span> </text:p>
        <text:list text:style-name="L3">
          <text:list-item>
            <text:p text:style-name="P17"><draw:a xlink:type="simple" xlink:href="https://www.findagrave.com/memorial/260937230/beulah_walton"><draw:frame draw:style-name="fr1" draw:name="Image6" text:anchor-type="as-char" svg:width="0.6457in" svg:height="0.6457in" draw:z-index="4"><draw:image xlink:href="https://images.findagrave.com/photos/2023/298/260937230_754d5a88-a990-4613-a877-e7b46b3ac530.jpeg?size=photoThumbnails" xlink:type="simple" xlink:show="embed" xlink:actuate="onLoad"/></draw:frame></draw:a><text:a xlink:type="simple" xlink:href="https://www.findagrave.com/memorial/260937230/beulah_walton" text:style-name="Internet_20_link" text:visited-style-name="Visited_20_Internet_20_Link"><text:s/></text:a></text:p>
            <text:list>
              <text:list-item>
                <text:list>
                  <text:list-header>
                    <text:h text:style-name="P4" text:outline-level="3"><text:a xlink:type="simple" xlink:href="https://www.findagrave.com/memorial/260937230/beulah_walton" text:style-name="Internet_20_link" text:visited-style-name="Visited_20_Internet_20_Link">Beulah <text:span text:style-name="T2">Woody</text:span> Walton </text:a></text:h>
                  </text:list-header>
                </text:list>
              </text:list-item>
            </text:list>
            <text:p text:style-name="P18"><text:a xlink:type="simple" xlink:href="https://www.findagrave.com/memorial/260937230/beulah_walton" text:style-name="Internet_20_link" text:visited-style-name="Visited_20_Internet_20_Link"><text:bookmark text:name="familyBirthLabel Copy 2"/>1925–<text:bookmark text:name="familyDeathLabel Copy 2"/>2019 (m. 1959) </text:a></text:p>
          </text:list-item>
          <text:list-item>
            <text:p text:style-name="P17"><draw:a xlink:type="simple" xlink:href="https://www.findagrave.com/memorial/53698275/pansy_marie_walton"><draw:frame draw:style-name="fr1" draw:name="Image7" text:anchor-type="as-char" svg:width="0.6457in" svg:height="0.6457in" draw:z-index="5"><draw:image xlink:href="https://images.findagrave.com/photos/2010/164/53698275_127656437264.jpg?size=photoThumbnails" xlink:type="simple" xlink:show="embed" xlink:actuate="onLoad"/></draw:frame></draw:a><text:a xlink:type="simple" xlink:href="https://www.findagrave.com/memorial/53698275/pansy_marie_walton" text:style-name="Internet_20_link" text:visited-style-name="Visited_20_Internet_20_Link"><text:s/></text:a></text:p>
            <text:list>
              <text:list-item>
                <text:list>
                  <text:list-header>
                    <text:h text:style-name="P4" text:outline-level="3"><text:a xlink:type="simple" xlink:href="https://www.findagrave.com/memorial/53698275/pansy_marie_walton" text:style-name="Internet_20_link" text:visited-style-name="Visited_20_Internet_20_Link">Pansy Marie <text:span text:style-name="T2">Ragsdale</text:span> Walton </text:a></text:h>
                  </text:list-header>
                </text:list>
              </text:list-item>
            </text:list>
            <text:p text:style-name="P18"><text:a xlink:type="simple" xlink:href="https://www.findagrave.com/memorial/53698275/pansy_marie_walton" text:style-name="Internet_20_link" text:visited-style-name="Visited_20_Internet_20_Link"><text:bookmark text:name="familyBirthLabel Copy 3"/>1904–<text:bookmark text:name="familyDeathLabel Copy 3"/>1956 </text:a></text:p>
          </text:list-item>
        </text:list>
      </text:section>
      <text:p text:style-name="P11"><text:bookmark text:name="siblingLabel"/><text:span text:style-name="T1">Siblings</text:span> </text:p>
      <text:list text:style-name="L4">
        <text:list-item>
          <text:p text:style-name="P19"><draw:a xlink:type="simple" xlink:href="https://www.findagrave.com/memorial/57698804/aubrey_irene_gilkes"><draw:frame draw:style-name="fr1" draw:name="Image8" text:anchor-type="as-char" svg:width="0.6457in" svg:height="0.6457in" draw:z-index="6"><draw:image xlink:href="https://images.findagrave.com/photos/2013/146/57698804_136968332752.jpg?size=photoThumbnails" xlink:type="simple" xlink:show="embed" xlink:actuate="onLoad"/></draw:frame></draw:a><text:a xlink:type="simple" xlink:href="https://www.findagrave.com/memorial/57698804/aubrey_irene_gilkes" text:style-name="Internet_20_link" text:visited-style-name="Visited_20_Internet_20_Link"><text:s/></text:a></text:p>
          <text:list>
            <text:list-item>
              <text:list>
                <text:list-header>
                  <text:h text:style-name="P5" text:outline-level="3"><text:a xlink:type="simple" xlink:href="https://www.findagrave.com/memorial/57698804/aubrey_irene_gilkes" text:style-name="Internet_20_link" text:visited-style-name="Visited_20_Internet_20_Link">Aubrey Irene <text:span text:style-name="T2">Walton</text:span> Gilkes </text:a></text:h>
                </text:list-header>
              </text:list>
            </text:list-item>
          </text:list>
          <text:p text:style-name="P20"><text:a xlink:type="simple" xlink:href="https://www.findagrave.com/memorial/57698804/aubrey_irene_gilkes" text:style-name="Internet_20_link" text:visited-style-name="Visited_20_Internet_20_Link"><text:bookmark text:name="familyBirthLabel Copy 4"/>1904–<text:bookmark text:name="familyDeathLabel Copy 4"/>1987 </text:a></text:p>
        </text:list-item>
        <text:list-item>
          <text:p text:style-name="P19"><draw:a xlink:type="simple" xlink:href="https://www.findagrave.com/memorial/111211641/annie_joy_walton"><draw:frame draw:style-name="fr1" draw:name="Image9" text:anchor-type="as-char" svg:width="0.6457in" svg:height="0.6457in" draw:z-index="7"><draw:image xlink:href="https://images.findagrave.com/photos/2013/145/111211641_136961834510.jpg?size=photoThumbnails" xlink:type="simple" xlink:show="embed" xlink:actuate="onLoad"/></draw:frame></draw:a><text:a xlink:type="simple" xlink:href="https://www.findagrave.com/memorial/111211641/annie_joy_walton" text:style-name="Internet_20_link" text:visited-style-name="Visited_20_Internet_20_Link"><text:s/></text:a></text:p>
          <text:list>
            <text:list-item>
              <text:list>
                <text:list-header>
                  <text:h text:style-name="P5" text:outline-level="3"><text:a xlink:type="simple" xlink:href="https://www.findagrave.com/memorial/111211641/annie_joy_walton" text:style-name="Internet_20_link" text:visited-style-name="Visited_20_Internet_20_Link">Annie Joy Walton </text:a></text:h>
                </text:list-header>
              </text:list>
            </text:list-item>
          </text:list>
          <text:p text:style-name="P20"><text:a xlink:type="simple" xlink:href="https://www.findagrave.com/memorial/111211641/annie_joy_walton" text:style-name="Internet_20_link" text:visited-style-name="Visited_20_Internet_20_Link"><text:bookmark text:name="familyBirthLabel Copy 5"/>1906–<text:bookmark text:name="familyDeathLabel Copy 5"/>2000 </text:a></text:p>
        </text:list-item>
        <text:list-item>
          <text:p text:style-name="P19"><draw:a xlink:type="simple" xlink:href="https://www.findagrave.com/memorial/23585081/louise_walton_bronstad"><draw:frame draw:style-name="fr1" draw:name="Image10" text:anchor-type="as-char" svg:width="0.6457in" svg:height="0.6457in" draw:z-index="8"><draw:image xlink:href="https://images.findagrave.com/photos/2023/190/23585081_66fc41cb-cb70-4bc8-a847-3679f0124d03.jpeg?size=photoThumbnails" xlink:type="simple" xlink:show="embed" xlink:actuate="onLoad"/></draw:frame></draw:a><text:a xlink:type="simple" xlink:href="https://www.findagrave.com/memorial/23585081/louise_walton_bronstad" text:style-name="Internet_20_link" text:visited-style-name="Visited_20_Internet_20_Link"><text:s/></text:a></text:p>
          <text:list>
            <text:list-item>
              <text:list>
                <text:list-header>
                  <text:h text:style-name="P5" text:outline-level="3"><text:a xlink:type="simple" xlink:href="https://www.findagrave.com/memorial/23585081/louise_walton_bronstad" text:style-name="Internet_20_link" text:visited-style-name="Visited_20_Internet_20_Link"><text:soft-page-break/>Louise Walton <text:span text:style-name="T2">Holbrook</text:span> Bronstad </text:a></text:h>
                </text:list-header>
              </text:list>
            </text:list-item>
          </text:list>
          <text:p text:style-name="P20"><text:a xlink:type="simple" xlink:href="https://www.findagrave.com/memorial/23585081/louise_walton_bronstad" text:style-name="Internet_20_link" text:visited-style-name="Visited_20_Internet_20_Link"><text:bookmark text:name="familyBirthLabel Copy 6"/>1908–<text:bookmark text:name="familyDeathLabel Copy 6"/>1989 </text:a></text:p>
        </text:list-item>
        <text:list-item>
          <text:p text:style-name="P19"><draw:a xlink:type="simple" xlink:href="https://www.findagrave.com/memorial/19979160/frederick_g_walton"><draw:frame draw:style-name="fr1" draw:name="Image11" text:anchor-type="as-char" svg:width="0.6457in" svg:height="0.6457in" draw:z-index="9"><draw:image xlink:href="https://images.findagrave.com/photos/2013/333/19979160_138582147139.jpg?size=photoThumbnails" xlink:type="simple" xlink:show="embed" xlink:actuate="onLoad"/></draw:frame></draw:a><text:a xlink:type="simple" xlink:href="https://www.findagrave.com/memorial/19979160/frederick_g_walton" text:style-name="Internet_20_link" text:visited-style-name="Visited_20_Internet_20_Link"><text:s/></text:a></text:p>
          <text:list>
            <text:list-item>
              <text:list>
                <text:list-header>
                  <text:h text:style-name="P5" text:outline-level="3"><text:a xlink:type="simple" xlink:href="https://www.findagrave.com/memorial/19979160/frederick_g_walton" text:style-name="Internet_20_link" text:visited-style-name="Visited_20_Internet_20_Link">Frederick G Walton </text:a></text:h>
                </text:list-header>
              </text:list>
            </text:list-item>
          </text:list>
          <text:p text:style-name="P20"><text:a xlink:type="simple" xlink:href="https://www.findagrave.com/memorial/19979160/frederick_g_walton" text:style-name="Internet_20_link" text:visited-style-name="Visited_20_Internet_20_Link"><text:bookmark text:name="familyBirthLabel Copy 7"/>1909–<text:bookmark text:name="familyDeathLabel Copy 7"/>1915 </text:a></text:p>
        </text:list-item>
        <text:list-item>
          <text:p text:style-name="P19"><draw:a xlink:type="simple" xlink:href="https://www.findagrave.com/memorial/96477298/ina_jo_mapp"><draw:frame draw:style-name="fr1" draw:name="Image12" text:anchor-type="as-char" svg:width="0.6457in" svg:height="0.6457in" draw:z-index="10"><draw:image xlink:href="https://images.findagrave.com/photos/2024/104/96477298_12897043-c4ee-43da-8c53-25649fb317be.jpeg?size=photoThumbnails" xlink:type="simple" xlink:show="embed" xlink:actuate="onLoad"/></draw:frame></draw:a><text:a xlink:type="simple" xlink:href="https://www.findagrave.com/memorial/96477298/ina_jo_mapp" text:style-name="Internet_20_link" text:visited-style-name="Visited_20_Internet_20_Link"><text:s/></text:a></text:p>
          <text:list>
            <text:list-item>
              <text:list>
                <text:list-header>
                  <text:h text:style-name="P5" text:outline-level="3"><text:a xlink:type="simple" xlink:href="https://www.findagrave.com/memorial/96477298/ina_jo_mapp" text:style-name="Internet_20_link" text:visited-style-name="Visited_20_Internet_20_Link">Ina Jo <text:span text:style-name="T2">Walton</text:span> Mapp </text:a></text:h>
                </text:list-header>
              </text:list>
            </text:list-item>
          </text:list>
          <text:p text:style-name="P20"><text:a xlink:type="simple" xlink:href="https://www.findagrave.com/memorial/96477298/ina_jo_mapp" text:style-name="Internet_20_link" text:visited-style-name="Visited_20_Internet_20_Link"><text:bookmark text:name="familyBirthLabel Copy 8"/>1912–<text:bookmark text:name="familyDeathLabel Copy 8"/>2002 </text:a></text:p>
        </text:list-item>
      </text:list>
      <text:p text:style-name="P11"><text:bookmark text:name="childrenLabel"/><text:span text:style-name="T1">Children</text:span> </text:p>
      <text:list text:style-name="L5">
        <text:list-item>
          <text:p text:style-name="P21"><draw:a xlink:type="simple" xlink:href="https://www.findagrave.com/memorial/95717547/janetha_june_dunahoe"><draw:frame draw:style-name="fr1" draw:name="Image13" text:anchor-type="as-char" svg:width="0.6457in" svg:height="0.6457in" draw:z-index="11"><draw:image xlink:href="https://images.findagrave.com/photos/2012/233/95717547_134556937498.jpg?size=photoThumbnails" xlink:type="simple" xlink:show="embed" xlink:actuate="onLoad"/></draw:frame></draw:a><text:a xlink:type="simple" xlink:href="https://www.findagrave.com/memorial/95717547/janetha_june_dunahoe" text:style-name="Internet_20_link" text:visited-style-name="Visited_20_Internet_20_Link"><text:s/></text:a></text:p>
          <text:list>
            <text:list-item>
              <text:list>
                <text:list-header>
                  <text:h text:style-name="P6" text:outline-level="3"><text:a xlink:type="simple" xlink:href="https://www.findagrave.com/memorial/95717547/janetha_june_dunahoe" text:style-name="Internet_20_link" text:visited-style-name="Visited_20_Internet_20_Link">Janetha June <text:span text:style-name="T2">Walton</text:span> Dunahoe </text:a></text:h>
                </text:list-header>
              </text:list>
            </text:list-item>
          </text:list>
          <text:p text:style-name="P22"><text:a xlink:type="simple" xlink:href="https://www.findagrave.com/memorial/95717547/janetha_june_dunahoe" text:style-name="Internet_20_link" text:visited-style-name="Visited_20_Internet_20_Link"><text:bookmark text:name="familyBirthLabel Copy 9"/>1924–<text:bookmark text:name="familyDeathLabel Copy 9"/>2012 </text:a></text:p>
        </text:list-item>
        <text:list-item>
          <text:p text:style-name="P21"><draw:a xlink:type="simple" xlink:href="https://www.findagrave.com/memorial/47367407/william_embry_walton"><draw:frame draw:style-name="fr1" draw:name="Image14" text:anchor-type="as-char" svg:width="0.6457in" svg:height="0.6457in" draw:z-index="12"><draw:image xlink:href="https://images.findagrave.com/photos/2010/35/47367407_126539294725.jpg?size=photoThumbnails" xlink:type="simple" xlink:show="embed" xlink:actuate="onLoad"/></draw:frame></draw:a><text:a xlink:type="simple" xlink:href="https://www.findagrave.com/memorial/47367407/william_embry_walton" text:style-name="Internet_20_link" text:visited-style-name="Visited_20_Internet_20_Link"><text:s/></text:a></text:p>
          <text:list>
            <text:list-item>
              <text:list>
                <text:list-header>
                  <text:h text:style-name="P6" text:outline-level="3"><text:a xlink:type="simple" xlink:href="https://www.findagrave.com/memorial/47367407/william_embry_walton" text:style-name="Internet_20_link" text:visited-style-name="Visited_20_Internet_20_Link">William Embry "Walt" Walton Jr </text:a></text:h>
                </text:list-header>
              </text:list>
            </text:list-item>
          </text:list>
          <text:p text:style-name="P22"><text:a xlink:type="simple" xlink:href="https://www.findagrave.com/memorial/47367407/william_embry_walton" text:style-name="Internet_20_link" text:visited-style-name="Visited_20_Internet_20_Link"><text:bookmark text:name="familyBirthLabel Copy 10"/>1926–<text:bookmark text:name="familyDeathLabel Copy 10"/>1957 </text:a></text:p>
        </text:list-item>
        <text:list-item>
          <text:p text:style-name="P21"><draw:a xlink:type="simple" xlink:href="https://www.findagrave.com/memorial/188396890/nevylnn_nan_bland"><draw:frame draw:style-name="fr1" draw:name="Image15" text:anchor-type="as-char" svg:width="0.6457in" svg:height="0.6457in" draw:z-index="13"><draw:image xlink:href="https://images.findagrave.com/photos/2018/89/188396890_b94c92ed-6bb0-40e9-a98e-3cec5bdfe0fc.jpeg?size=photoThumbnails" xlink:type="simple" xlink:show="embed" xlink:actuate="onLoad"/></draw:frame></draw:a><text:a xlink:type="simple" xlink:href="https://www.findagrave.com/memorial/188396890/nevylnn_nan_bland" text:style-name="Internet_20_link" text:visited-style-name="Visited_20_Internet_20_Link"><text:s/></text:a></text:p>
          <text:list>
            <text:list-item>
              <text:list>
                <text:list-header>
                  <text:h text:style-name="P6" text:outline-level="3"><text:a xlink:type="simple" xlink:href="https://www.findagrave.com/memorial/188396890/nevylnn_nan_bland" text:style-name="Internet_20_link" text:visited-style-name="Visited_20_Internet_20_Link">Nevylnn Nan Bland </text:a></text:h>
                </text:list-header>
              </text:list>
            </text:list-item>
          </text:list>
          <text:p text:style-name="P22"><text:a xlink:type="simple" xlink:href="https://www.findagrave.com/memorial/188396890/nevylnn_nan_bland" text:style-name="Internet_20_link" text:visited-style-name="Visited_20_Internet_20_Link"><text:bookmark text:name="familyBirthLabel Copy 11"/>1932–<text:bookmark text:name="familyDeathLabel Copy 11"/>2017 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18:53.753000000</meta:creation-date>
    <dc:date>2024-11-20T15:22:03.659000000</dc:date>
    <meta:editing-duration>PT3M10S</meta:editing-duration>
    <meta:editing-cycles>1</meta:editing-cycles>
    <meta:generator>LibreOffice/24.2.7.2$Windows_X86_64 LibreOffice_project/ee3885777aa7032db5a9b65deec9457448a91162</meta:generator>
    <meta:document-statistic meta:table-count="0" meta:image-count="15" meta:object-count="0" meta:page-count="3" meta:paragraph-count="60" meta:word-count="186" meta:character-count="985" meta:non-whitespace-character-count="838"/>
  </office:meta>
</office:document-meta>
</file>